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lexander Girdl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fbd12d">1. <text:span text:style-name="OrgTodo">TODO</text:span> List</text:a></text:p>
          <text:p text:style-name="Contents_20_2"><text:a xlink:type="simple" xlink:href="#org789e938">1.1. <text:span text:style-name="OrgTodo">TODO</text:span> Package dependency management</text:a></text:p>
          <text:p text:style-name="Contents_20_1"><text:a xlink:type="simple" xlink:href="#org5e6a9aa">2. agirdler literatemacs configuration</text:a></text:p>
          <text:p text:style-name="Contents_20_2"><text:a xlink:type="simple" xlink:href="#orgf6f3a6a">2.1. Example configuration</text:a></text:p>
          <text:p text:style-name="Contents_20_3"><text:a xlink:type="simple" xlink:href="#org7a68148">2.1.1. Variable configuration</text:a></text:p>
          <text:p text:style-name="Contents_20_3"><text:a xlink:type="simple" xlink:href="#orgc73470b">2.1.2. Bindings</text:a></text:p>
          <text:p text:style-name="Contents_20_3"><text:a xlink:type="simple" xlink:href="#orge138ae5">2.1.3. Use package</text:a></text:p>
          <text:p text:style-name="Contents_20_1"><text:a xlink:type="simple" xlink:href="#org9a00bb4">3. Base configuration</text:a></text:p>
          <text:p text:style-name="Contents_20_2"><text:a xlink:type="simple" xlink:href="#org443706d">3.1. Dependencies</text:a></text:p>
          <text:p text:style-name="Contents_20_3"><text:a xlink:type="simple" xlink:href="#org9980fa4">3.1.1. smex</text:a></text:p>
          <text:p text:style-name="Contents_20_2"><text:a xlink:type="simple" xlink:href="#orge04d88c">3.2. Keyboard translates</text:a></text:p>
          <text:p text:style-name="Contents_20_2"><text:a xlink:type="simple" xlink:href="#orge475bc1">3.3. Utility functions</text:a></text:p>
          <text:p text:style-name="Contents_20_2"><text:a xlink:type="simple" xlink:href="#org98b9303">3.4. Keybindings</text:a></text:p>
          <text:p text:style-name="Contents_20_2"><text:a xlink:type="simple" xlink:href="#org205c080">3.5. Variables</text:a></text:p>
          <text:p text:style-name="Contents_20_3"><text:a xlink:type="simple" xlink:href="#org709bddb">3.5.1. URL Browser</text:a></text:p>
          <text:p text:style-name="Contents_20_1"><text:a xlink:type="simple" xlink:href="#org43ea714">4. Ivy configuration</text:a></text:p>
          <text:p text:style-name="Contents_20_2"><text:a xlink:type="simple" xlink:href="#org9aaadf3">4.1. Use package</text:a></text:p>
          <text:p text:style-name="Contents_20_2"><text:a xlink:type="simple" xlink:href="#orgb38065d">4.2. Variables</text:a></text:p>
          <text:p text:style-name="Contents_20_1"><text:a xlink:type="simple" xlink:href="#org98d18ad">5. Evil configuration</text:a></text:p>
          <text:p text:style-name="Contents_20_2"><text:a xlink:type="simple" xlink:href="#org1ee98c6">5.1. Functions</text:a></text:p>
          <text:p text:style-name="Contents_20_2"><text:a xlink:type="simple" xlink:href="#org5a8eb1a">5.2. Bindings</text:a></text:p>
          <text:p text:style-name="Contents_20_3"><text:a xlink:type="simple" xlink:href="#org63b9a91">5.2.1. Window bindings</text:a></text:p>
          <text:p text:style-name="Contents_20_3"><text:a xlink:type="simple" xlink:href="#org874be30">5.2.2. Helper bindings</text:a></text:p>
          <text:p text:style-name="Contents_20_1"><text:a xlink:type="simple" xlink:href="#org33f1b6a">6. Ruby</text:a></text:p>
        </text:index-body>
      </text:table-of-content>
      <text:h text:style-name="Heading_20_1" text:outline-level="1" text:is-list-header="false">
<text:bookmark-start text:name="OrgXref.orgcfbd12d"/>
<text:bookmark text:name="orgcfbd12d"/><text:span text:style-name="OrgTodo">TODO</text:span> List
<text:bookmark-end text:name="OrgXref.orgcfbd12d"/></text:h>
      <text:h text:style-name="Heading_20_2" text:outline-level="2" text:is-list-header="false">
<text:bookmark-start text:name="OrgXref.org789e938"/>
<text:bookmark text:name="org789e938"/><text:span text:style-name="OrgTodo">TODO</text:span> Package dependency management
<text:bookmark-end text:name="OrgXref.org789e938"/></text:h>
      <text:p text:style-name="Text_20_body">How to load evil-mc after evil and still configure it.
</text:p>
      <text:h text:style-name="Heading_20_1" text:outline-level="1" text:is-list-header="false">
<text:bookmark-start text:name="OrgXref.org5e6a9aa"/>
<text:bookmark text:name="org5e6a9aa"/>agirdler literatemacs configuration
<text:bookmark-end text:name="OrgXref.org5e6a9aa"/></text:h>
      <text:p text:style-name="Text_20_body">This is a literate programming style configuration file for emacs.
Configuration code is seperated into different heading and organized according to language.
Source blocks look like this
</text:p>
      <text:p text:style-name="OrgSrcBlockLastLine"><text:span text:style-name="OrgSrcRainbowDelimitersDepth1Face">(</text:span>message<text:s/><text:span text:style-name="OrgSrcFontLockStringFace">"This<text:s/>is<text:s/>a<text:s/>source<text:s/>block"</text:span><text:span text:style-name="OrgSrcRainbowDelimitersDepth1Face">)</text:span></text:p>
      <text:p text:style-name="Text_20_body">Most of the source blocks you will see are "tangled" into files that are then loaded together as the configuration.
</text:p>
      <text:p text:style-name="Text_20_body">Tangling source blocks looks like as follows:
</text:p>
      <text:p text:style-name="OrgSrcBlock"><text:span text:style-name="OrgSrcOrgBlockBeginLine">#+BEGIN_SRC<text:s/>emacs-lisp<text:s/>:tangle<text:s/>repl.el</text:span></text:p>
      <text:p text:style-name="OrgSrcBlock"><text:span text:style-name="OrgSrcRainbowDelimitersDepth1Face">(</text:span><text:span text:style-name="OrgSrcOrgBlock">read<text:s/></text:span><text:span text:style-name="OrgSrcRainbowDelimitersDepth2Face">(</text:span><text:span text:style-name="OrgSrcOrgBlock">eval<text:s/></text:span><text:span text:style-name="OrgSrcRainbowDelimitersDepth3Face">(</text:span><text:span text:style-name="OrgSrcOrgBlock">print<text:s/></text:span><text:span text:style-name="OrgSrcRainbowDelimitersDepth4Face">(</text:span><text:span text:style-name="OrgSrcFontLockKeywordFace">loop</text:span><text:span text:style-name="OrgSrcRainbowDelimitersDepth4Face">)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LastLine"><text:span text:style-name="OrgSrcOrgBlockEndLine">#+END_SRC</text:span></text:p>
      <text:h text:style-name="Heading_20_2" text:outline-level="2" text:is-list-header="false">
<text:bookmark-start text:name="OrgXref.orgf6f3a6a"/>
<text:bookmark text:name="orgf6f3a6a"/>Example configuration
<text:bookmark-end text:name="OrgXref.orgf6f3a6a"/></text:h>
      <text:p text:style-name="Text_20_body">The structure I use for package configuration has a few steps.
</text:p>
      <text:h text:style-name="Heading_20_3" text:outline-level="3" text:is-list-header="false">
<text:bookmark-start text:name="OrgXref.org7a68148"/>
<text:bookmark text:name="org7a68148"/>Variable configuration
<text:bookmark-end text:name="OrgXref.org7a68148"/></text:h>
      <text:p text:style-name="Text_20_body">The first step is to setup the variables we will be modifying.
</text:p>
      <text:p text:style-name="OrgSrcBlock"><text:span text:style-name="OrgSrcRainbowDelimitersDepth1Face">(</text:span><text:span text:style-name="OrgSrcFontLockKeywordFace">defun</text:span><text:s/><text:span text:style-name="OrgSrcFontLockFunctionNameFace">my/evil-init</text:span><text:s/><text:span text:style-name="OrgSrcRainbowDelimitersDepth2Face">(</text:span><text:span text:style-name="OrgSrcRainbowDelimitersDepth2Face">)</text:span></text:p>
      <text:p text:style-name="OrgSrcBlock"><text:s/><text:s/><text:span text:style-name="OrgSrcRainbowDelimitersDepth2Face">(</text:span><text:span text:style-name="OrgSrcFontLockKeywordFace">setq</text:span><text:s/>evil-shift-width<text:s/><text:span text:style-name="OrgSrcHighlightNumbersNumber">2</text:span></text:p>
      <text:p text:style-name="OrgSrcBlockLastLine"><text:s/><text:s/><text:s/><text:s/><text:s/><text:s/><text:s/><text:s/>evil-escape-key-sequence<text:s/><text:span text:style-name="OrgSrcFontLockStringFace">"jk"</text:span><text:span text:style-name="OrgSrcRainbowDelimitersDepth2Face">)</text:span><text:span text:style-name="OrgSrcRainbowDelimitersDepth1Face">)</text:span><text:span text:style-name="OrgSrcRainbowDelimitersUnmatchedFace">)</text:span></text:p>
      <text:h text:style-name="Heading_20_3" text:outline-level="3" text:is-list-header="false">
<text:bookmark-start text:name="OrgXref.orgc73470b"/>
<text:bookmark text:name="orgc73470b"/>Bindings
<text:bookmark-end text:name="OrgXref.orgc73470b"/></text:h>
      <text:p text:style-name="Text_20_body">The next step is to define the keybindings we will be using.
Since we are using `use-package' we will be using conses to bind keys as opposed to `bind-key'
</text:p>
      <text:p text:style-name="OrgSrcBlock"><text:span text:style-name="OrgSrcRainbowDelimitersDepth1Face">(</text:span><text:span text:style-name="OrgSrcFontLockKeywordFace">defvar</text:span><text:s/><text:span text:style-name="OrgSrcFontLockVariableNameFace">my/evil-bind</text:span></text:p>
      <text:p text:style-name="OrgSrcBlock"><text:s/><text:s/><text:span text:style-name="OrgSrcRainbowDelimitersDepth2Face">(</text:span><text:span text:style-name="OrgSrcFontLockBuiltinFace">:map</text:span><text:s/>evil-normal-state<text:s/>map</text:p>
      <text:p text:style-name="OrgSrcBlock"><text:s/><text:s/><text:s/><text:span text:style-name="OrgSrcRainbowDelimitersDepth3Face">(</text:span><text:span text:style-name="OrgSrcRainbowDelimitersDepth4Face">(</text:span><text:span text:style-name="OrgSrcFontLockStringFace">"J"</text:span><text:s/>.<text:s/>evil-join-one-space<text:span text:style-name="OrgSrcRainbowDelimitersDepth4Face">)</text:span><text:span text:style-name="OrgSrcRainbowDelimitersDepth3Face">)</text:span></text:p>
      <text:p text:style-name="OrgSrcBlock"><text:s/><text:s/><text:s/><text:span text:style-name="OrgSrcFontLockBuiltinFace">:map</text:span><text:s/>evil-insert-state-map</text:p>
      <text:p text:style-name="OrgSrcBlock"><text:s/><text:s/><text:s/><text:span text:style-name="OrgSrcRainbowDelimitersDepth3Face">(</text:span><text:span text:style-name="OrgSrcRainbowDelimitersDepth4Face">(</text:span><text:span text:style-name="OrgSrcRainbowDelimitersDepth5Face">[</text:span>C-v<text:span text:style-name="OrgSrcRainbowDelimitersDepth5Face">]</text:span><text:s/>.<text:s/>yank<text:span text:style-name="OrgSrcRainbowDelimitersDepth4Face">)</text:span></text:p>
      <text:p text:style-name="OrgSrcBlock"><text:s/><text:s/><text:s/><text:span text:style-name="OrgSrcRainbowDelimitersDepth4Face">(</text:span><text:span text:style-name="OrgSrcRainbowDelimitersDepth5Face">[</text:span>C-l<text:span text:style-name="OrgSrcRainbowDelimitersDepth5Face">]</text:span><text:s/>.<text:s/>hippie-expand<text:span text:style-name="OrgSrcRainbowDelimitersDepth4Face">)</text:span></text:p>
      <text:p text:style-name="OrgSrcBlockLastLine"><text:s/><text:s/><text:s/><text:span text:style-name="OrgSrcRainbowDelimitersDepth4Face">(</text:span><text:span text:style-name="OrgSrcRainbowDelimitersDepth5Face">[</text:span>C-S-l<text:span text:style-name="OrgSrcRainbowDelimitersDepth5Face">]</text:span><text:s/>.<text:s/>sp-slurp-hybrid-sexp<text:span text:style-name="OrgSrcRainbowDelimitersDepth4Face">)</text:span><text:span text:style-name="OrgSrcRainbowDelimitersDepth3Face">)</text:span><text:span text:style-name="OrgSrcRainbowDelimitersDepth2Face">)</text:span><text:span text:style-name="OrgSrcRainbowDelimitersDepth1Face">)</text:span></text:p>
      <text:h text:style-name="Heading_20_3" text:outline-level="3" text:is-list-header="false">
<text:bookmark-start text:name="OrgXref.orge138ae5"/>
<text:bookmark text:name="orge138ae5"/>Use package
<text:bookmark-end text:name="OrgXref.orge138ae5"/></text:h>
      <text:p text:style-name="Text_20_body">The last step is to use `use-package' with the hooks and bindings we setup before
in order to ensure the packages are loaded and using the correct configuration.
</text:p>
      <text:p text:style-name="OrgSrcBlock"><text:span text:style-name="OrgSrcRainbowDelimitersDepth1Face">(</text:span><text:span text:style-name="OrgSrcFontLockKeywordFace">use-package</text:span><text:s/><text:span text:style-name="OrgSrcFontLockConstantFace">evil</text:span></text:p>
      <text:p text:style-name="OrgSrcBlock"><text:s/><text:s/><text:span text:style-name="OrgSrcFontLockBuiltinFace">:bind</text:span><text:s/><text:span text:style-name="OrgSrcRainbowDelimitersDepth2Face">(</text:span>my/evil-bind<text:span text:style-name="OrgSrcRainbowDelimitersDepth2Face">)</text:span></text:p>
      <text:p text:style-name="OrgSrcBlock"><text:s/><text:s/><text:span text:style-name="OrgSrcFontLockBuiltinFace">:init</text:span></text:p>
      <text:p text:style-name="OrgSrcBlock"><text:s/><text:s/><text:span text:style-name="OrgSrcRainbowDelimitersDepth2Face">(</text:span>my/evil-init<text:span text:style-name="OrgSrcRainbowDelimitersDepth2Face">)</text:span></text:p>
      <text:p text:style-name="OrgSrcBlockLastLine"><text:s/><text:s/><text:span text:style-name="OrgSrcRainbowDelimitersDepth2Face">(</text:span><text:span text:style-name="OrgSrcFontLockKeywordFace">use-package</text:span><text:s/><text:span text:style-name="OrgSrcFontLockConstantFace">evil-mc</text:span><text:span text:style-name="OrgSrcRainbowDelimitersDepth2Face">)</text:span><text:span text:style-name="OrgSrcRainbowDelimitersDepth1Face">)</text:span></text:p>
      <text:h text:style-name="Heading_20_1" text:outline-level="1" text:is-list-header="false">
<text:bookmark-start text:name="OrgXref.org9a00bb4"/>
<text:bookmark text:name="org9a00bb4"/>Base configuration
<text:bookmark-end text:name="OrgXref.org9a00bb4"/></text:h>
      <text:p text:style-name="Text_20_body">This section contains most of the base configuration code that is mode agnostic or globally affecting.
</text:p>
      <text:h text:style-name="Heading_20_2" text:outline-level="2" text:is-list-header="false">
<text:bookmark-start text:name="OrgXref.org443706d"/>
<text:bookmark text:name="org443706d"/>Dependencies
<text:bookmark-end text:name="OrgXref.org443706d"/></text:h>
      <text:h text:style-name="Heading_20_3" text:outline-level="3" text:is-list-header="false">
<text:bookmark-start text:name="OrgXref.org9980fa4"/>
<text:bookmark text:name="org9980fa4"/>smex
<text:bookmark-end text:name="OrgXref.org9980fa4"/></text:h>
      <text:p text:style-name="OrgSrcBlock"><text:span text:style-name="OrgSrcRainbowDelimitersDepth1Face">(</text:span><text:span text:style-name="OrgSrcFontLockKeywordFace">use-package</text:span><text:s/><text:span text:style-name="OrgSrcFontLockConstantFace">smex</text:span></text:p>
      <text:p text:style-name="OrgSrcBlock"><text:s/><text:s/><text:s/><text:s/><text:span text:style-name="OrgSrcFontLockBuiltinFace">:defer</text:span><text:s/>t</text:p>
      <text:p text:style-name="OrgSrcBlock"><text:s/><text:s/><text:s/><text:s/><text:span text:style-name="OrgSrcFontLockBuiltinFace">:init</text:span><text:s/><text:span text:style-name="OrgSrcRainbowDelimitersDepth2Face">(</text:span><text:span text:style-name="OrgSrcFontLockKeywordFace">setq-default</text:span><text:s/>smex-history-length<text:s/><text:span text:style-name="OrgSrcHighlightNumbersNumber">32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smex-save-file<text:s/><text:span text:style-name="OrgSrcRainbowDelimitersDepth3Face">(</text:span>concat<text:s/>spacemacs-cache-directory</text:p>
      <text:p text:style-name="OrgSrcBlockLastLine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.smex-items"</text:span><text:span text:style-name="OrgSrcRainbowDelimitersDepth3Face">)</text:span><text:span text:style-name="OrgSrcRainbowDelimitersDepth2Face">)</text:span><text:span text:style-name="OrgSrcRainbowDelimitersDepth1Face">)</text:span></text:p>
      <text:h text:style-name="Heading_20_2" text:outline-level="2" text:is-list-header="false">
<text:bookmark-start text:name="OrgXref.orge04d88c"/>
<text:bookmark text:name="orge04d88c"/>Keyboard translates
<text:bookmark-end text:name="OrgXref.orge04d88c"/></text:h>
      <text:p text:style-name="OrgSrcBlockLastLine"><text:span text:style-name="OrgSrcRainbowDelimitersDepth1Face">(</text:span>keyboard-translate<text:s/>?\C-i<text:s/>?\H-i<text:span text:style-name="OrgSrcRainbowDelimitersDepth1Face">)</text:span></text:p>
      <text:h text:style-name="Heading_20_2" text:outline-level="2" text:is-list-header="false">
<text:bookmark-start text:name="OrgXref.orge475bc1"/>
<text:bookmark text:name="orge475bc1"/>Utility functions
<text:bookmark-end text:name="OrgXref.orge475bc1"/></text:h>
      <text:p text:style-name="OrgSrcBlock"><text:span text:style-name="OrgSrcRainbowDelimitersDepth1Face">(</text:span><text:span text:style-name="OrgSrcFontLockKeywordFace">defun</text:span><text:s/><text:span text:style-name="OrgSrcFontLockFunctionNameFace">touch</text:span><text:s/><text:span text:style-name="OrgSrcRainbowDelimitersDepth2Face">(</text:span><text:span text:style-name="OrgSrcRainbowDelimitersDepth2Face">)</text:span></text:p>
      <text:p text:style-name="OrgSrcBlock"><text:s/><text:s/><text:span text:style-name="OrgSrcFontLockDocFace">"updates<text:s/>mtime<text:s/>on<text:s/>the<text:s/>file<text:s/>for<text:s/>the<text:s/>current<text:s/>buffer"</text:span></text:p>
      <text:p text:style-name="OrgSrcBlock"><text:s/><text:s/><text:span text:style-name="OrgSrcRainbowDelimitersDepth2Face">(</text:span><text:span text:style-name="OrgSrcFontLockKeywordFace">interactive</text:span><text:span text:style-name="OrgSrcRainbowDelimitersDepth2Face">)</text:span></text:p>
      <text:p text:style-name="OrgSrcBlock"><text:s/><text:s/><text:span text:style-name="OrgSrcRainbowDelimitersDepth2Face">(</text:span>shell-command<text:s/><text:span text:style-name="OrgSrcRainbowDelimitersDepth3Face">(</text:span>concat<text:s/><text:span text:style-name="OrgSrcFontLockStringFace">"touch<text:s/>"</text:span><text:s/><text:span text:style-name="OrgSrcRainbowDelimitersDepth4Face">(</text:span>shell-quote-argument<text:s/><text:span text:style-name="OrgSrcRainbowDelimitersDepth5Face">(</text:span>buffer-file-name<text:span text:style-name="OrgSrcRainbowDelimitersDepth5Face">)</text:span><text:span text:style-name="OrgSrcRainbowDelimitersDepth4Face">)</text:span><text:span text:style-name="OrgSrcRainbowDelimitersDepth3Face">)</text:span><text:span text:style-name="OrgSrcRainbowDelimitersDepth2Face">)</text:span></text:p>
      <text:p text:style-name="OrgSrcBlock"><text:s/><text:s/><text:span text:style-name="OrgSrcRainbowDelimitersDepth2Face">(</text:span>clear-visited-file-modtime<text:span text:style-name="OrgSrcRainbowDelimitersDepth2Face">)</text:span><text:span text:style-name="OrgSrcRainbowDelimitersDepth1Face">)</text:span></text:p>
      <text:p text:style-name="OrgSrcBlock"/>
      <text:p text:style-name="OrgSrcBlock"><text:span text:style-name="OrgSrcRainbowDelimitersDepth1Face">(</text:span><text:span text:style-name="OrgSrcFontLockKeywordFace">defun</text:span><text:s/><text:span text:style-name="OrgSrcFontLockFunctionNameFace">my-save</text:span><text:s/><text:span text:style-name="OrgSrcRainbowDelimitersDepth2Face">(</text:span><text:span text:style-name="OrgSrcRainbowDelimitersDepth2Face">)</text:span></text:p>
      <text:p text:style-name="OrgSrcBlock"><text:s/><text:s/><text:span text:style-name="OrgSrcRainbowDelimitersDepth2Face">(</text:span><text:span text:style-name="OrgSrcFontLockKeywordFace">interactive</text:span><text:span text:style-name="OrgSrcRainbowDelimitersDepth2Face">)</text:span></text:p>
      <text:p text:style-name="OrgSrcBlock"><text:s/><text:s/><text:span text:style-name="OrgSrcRainbowDelimitersDepth2Face">(</text:span><text:span text:style-name="OrgSrcFontLockKeywordFace">if</text:span><text:s/><text:span text:style-name="OrgSrcRainbowDelimitersDepth3Face">(</text:span>buffer-modified-p<text:span text:style-name="OrgSrcRainbowDelimitersDepth3Face">)</text:span></text:p>
      <text:p text:style-name="OrgSrcBlock"><text:s/><text:s/><text:s/><text:s/><text:s/><text:s/><text:span text:style-name="OrgSrcRainbowDelimitersDepth3Face">(</text:span>save-buffer<text:span text:style-name="OrgSrcRainbowDelimitersDepth3Face">)</text:span></text:p>
      <text:p text:style-name="OrgSrcBlock"><text:s/><text:s/><text:s/><text:s/><text:span text:style-name="OrgSrcRainbowDelimitersDepth3Face">(</text:span>touch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"/>
      <text:p text:style-name="OrgSrcBlock"><text:span text:style-name="OrgSrcRainbowDelimitersDepth1Face">(</text:span><text:span text:style-name="OrgSrcFontLockKeywordFace">defun</text:span><text:s/><text:span text:style-name="OrgSrcFontLockFunctionNameFace">insert-puts-debug</text:span><text:s/><text:span text:style-name="OrgSrcRainbowDelimitersDepth2Face">(</text:span><text:span text:style-name="OrgSrcRainbowDelimitersDepth2Face">)</text:span></text:p>
      <text:p text:style-name="OrgSrcBlock"><text:s/><text:s/><text:span text:style-name="OrgSrcFontLockDocFace">"Insert<text:s/>puts<text:s/>debug<text:s/>string"</text:span></text:p>
      <text:p text:style-name="OrgSrcBlock"><text:s/><text:s/><text:span text:style-name="OrgSrcRainbowDelimitersDepth2Face">(</text:span><text:span text:style-name="OrgSrcFontLockKeywordFace">interactive</text:span><text:span text:style-name="OrgSrcRainbowDelimitersDepth2Face">)</text:span></text:p>
      <text:p text:style-name="OrgSrcBlock"><text:s/><text:s/><text:span text:style-name="OrgSrcRainbowDelimitersDepth2Face">(</text:span>end-of-line<text:span text:style-name="OrgSrcRainbowDelimitersDepth2Face">)</text:span></text:p>
      <text:p text:style-name="OrgSrcBlock"><text:s/><text:s/><text:span text:style-name="OrgSrcRainbowDelimitersDepth2Face">(</text:span>newline-and-indent<text:span text:style-name="OrgSrcRainbowDelimitersDepth2Face">)</text:span></text:p>
      <text:p text:style-name="OrgSrcBlock"><text:s/><text:s/><text:span text:style-name="OrgSrcRainbowDelimitersDepth2Face">(</text:span>insert<text:s/><text:span text:style-name="OrgSrcFontLockStringFace">"puts<text:s/>'#'<text:s/>*<text:s/>90"</text:span><text:span text:style-name="OrgSrcRainbowDelimitersDepth2Face">)</text:span></text:p>
      <text:p text:style-name="OrgSrcBlock"><text:s/><text:s/><text:span text:style-name="OrgSrcRainbowDelimitersDepth2Face">(</text:span>end-of-line<text:span text:style-name="OrgSrcRainbowDelimitersDepth2Face">)</text:span></text:p>
      <text:p text:style-name="OrgSrcBlock"><text:s/><text:s/><text:span text:style-name="OrgSrcRainbowDelimitersDepth2Face">(</text:span>newline-and-indent<text:span text:style-name="OrgSrcRainbowDelimitersDepth2Face">)</text:span></text:p>
      <text:p text:style-name="OrgSrcBlock"><text:s/><text:s/><text:span text:style-name="OrgSrcRainbowDelimitersDepth2Face">(</text:span>insert<text:s/><text:span text:style-name="OrgSrcFontLockStringFace">"puts<text:s/>caller"</text:span><text:span text:style-name="OrgSrcRainbowDelimitersDepth2Face">)</text:span></text:p>
      <text:p text:style-name="OrgSrcBlock"><text:s/><text:s/><text:span text:style-name="OrgSrcRainbowDelimitersDepth2Face">(</text:span>end-of-line<text:span text:style-name="OrgSrcRainbowDelimitersDepth2Face">)</text:span></text:p>
      <text:p text:style-name="OrgSrcBlock"><text:s/><text:s/><text:span text:style-name="OrgSrcRainbowDelimitersDepth2Face">(</text:span>newline-and-indent<text:span text:style-name="OrgSrcRainbowDelimitersDepth2Face">)</text:span></text:p>
      <text:p text:style-name="OrgSrcBlockLastLine"><text:s/><text:s/><text:span text:style-name="OrgSrcRainbowDelimitersDepth2Face">(</text:span>insert<text:s/><text:span text:style-name="OrgSrcFontLockStringFace">"puts<text:s/>'#'<text:s/>*<text:s/>90"</text:span><text:span text:style-name="OrgSrcRainbowDelimitersDepth2Face">)</text:span><text:span text:style-name="OrgSrcRainbowDelimitersDepth1Face">)</text:span></text:p>
      <text:h text:style-name="Heading_20_2" text:outline-level="2" text:is-list-header="false">
<text:bookmark-start text:name="OrgXref.org98b9303"/>
<text:bookmark text:name="org98b9303"/>Keybindings
<text:bookmark-end text:name="OrgXref.org98b9303"/></text:h>
      <text:p text:style-name="OrgFixedWidthBlock"/>
      <text:h text:style-name="Heading_20_2" text:outline-level="2" text:is-list-header="false">
<text:bookmark-start text:name="OrgXref.org205c080"/>
<text:bookmark text:name="org205c080"/>Variables
<text:bookmark-end text:name="OrgXref.org205c080"/></text:h>
      <text:h text:style-name="Heading_20_3" text:outline-level="3" text:is-list-header="false">
<text:bookmark-start text:name="OrgXref.org709bddb"/>
<text:bookmark text:name="org709bddb"/>URL Browser
<text:bookmark-end text:name="OrgXref.org709bddb"/></text:h>
      <text:p text:style-name="Text_20_body">This is a fix for opening URLs on OS X using `open' rather than creating a new browser instance
</text:p>
      <text:p text:style-name="OrgSrcBlock"><text:span text:style-name="OrgSrcRainbowDelimitersDepth1Face">(</text:span><text:span text:style-name="OrgSrcFontLockKeywordFace">setq</text:span><text:s/>browse-url-browser-function<text:s/>'browse-url-generic</text:p>
      <text:p text:style-name="OrgSrcBlockLastLine"><text:s/><text:s/><text:s/><text:s/><text:s/><text:s/>browse-url-generic-program<text:s/><text:span text:style-name="OrgSrcFontLockStringFace">"open"</text:span><text:span text:style-name="OrgSrcRainbowDelimitersDepth1Face">)</text:span></text:p>
      <text:h text:style-name="Heading_20_1" text:outline-level="1" text:is-list-header="false">
<text:bookmark-start text:name="OrgXref.org43ea714"/>
<text:bookmark text:name="org43ea714"/>Ivy configuration
<text:bookmark-end text:name="OrgXref.org43ea714"/></text:h>
      <text:p text:style-name="Text_20_body">I use ivy as a replacement for helm as the fuzzy matching behaviour is closer to what I prefer.
</text:p>
      <text:h text:style-name="Heading_20_2" text:outline-level="2" text:is-list-header="false">
<text:bookmark-start text:name="OrgXref.org9aaadf3"/>
<text:bookmark text:name="org9aaadf3"/>Use package
<text:bookmark-end text:name="OrgXref.org9aaadf3"/></text:h>
      <text:p text:style-name="OrgSrcBlock"><text:span text:style-name="OrgSrcRainbowDelimitersDepth1Face">(</text:span><text:span text:style-name="OrgSrcFontLockKeywordFace">use-package</text:span><text:s/><text:span text:style-name="OrgSrcFontLockConstantFace">ivy-mode</text:span></text:p>
      <text:p text:style-name="OrgSrcBlock"><text:s/><text:s/><text:span text:style-name="OrgSrcFontLockBuiltinFace">:init</text:span><text:s/><text:span text:style-name="OrgSrcRainbowDelimitersDepth2Face">(</text:span><text:span text:style-name="OrgSrcFontLockKeywordFace">setq</text:span><text:s/>ivy-use-virtual-buffers<text:s/>t</text:p>
      <text:p text:style-name="OrgSrcBlock"><text:s/><text:s/><text:s/><text:s/><text:s/><text:s/><text:s/><text:s/><text:s/><text:s/><text:s/><text:s/><text:s/><text:s/>ivy-re-builders-alist<text:s/>'<text:span text:style-name="OrgSrcRainbowDelimitersDepth3Face">(</text:span><text:span text:style-name="OrgSrcRainbowDelimitersDepth4Face">(</text:span>t<text:s/>.<text:s/>ivy--regex-plus<text:span text:style-name="OrgSrcRainbowDelimitersDepth4Face">)</text:span><text:span text:style-name="OrgSrcRainbowDelimitersDepth3Face">)</text:span></text:p>
      <text:p text:style-name="OrgSrcBlock"><text:s/><text:s/><text:s/><text:s/><text:s/><text:s/><text:s/><text:s/><text:s/><text:s/><text:s/><text:s/><text:s/><text:s/>ivy-count-format<text:s/><text:span text:style-name="OrgSrcFontLockStringFace">"(%d/%d)<text:s/>"</text:span></text:p>
      <text:p text:style-name="OrgSrcBlockLastLine"><text:s/><text:s/><text:s/><text:s/><text:s/><text:s/><text:s/><text:s/><text:s/><text:s/><text:s/><text:s/><text:s/><text:s/>ivy-initial-inputs-alist<text:s/>nil<text:span text:style-name="OrgSrcRainbowDelimitersDepth2Face">)</text:span><text:span text:style-name="OrgSrcRainbowDelimitersDepth1Face">)</text:span></text:p>
      <text:h text:style-name="Heading_20_2" text:outline-level="2" text:is-list-header="false">
<text:bookmark-start text:name="OrgXref.orgb38065d"/>
<text:bookmark text:name="orgb38065d"/>Variables
<text:bookmark-end text:name="OrgXref.orgb38065d"/></text:h>
      <text:p text:style-name="Text_20_body">Configures ivy to be nicer to use by giving it a count formatter,
having it use virtual buffers and default to not input.
</text:p>
      <text:p text:style-name="OrgSrcBlock"><text:span text:style-name="OrgSrcRainbowDelimitersDepth1Face">(</text:span><text:span text:style-name="OrgSrcFontLockKeywordFace">setq</text:span><text:s/>ivy-use-virtual-buffers<text:s/>t</text:p>
      <text:p text:style-name="OrgSrcBlock"><text:s/><text:s/><text:s/><text:s/><text:s/><text:s/>ivy-re-builders-alist<text:s/>'<text:span text:style-name="OrgSrcRainbowDelimitersDepth2Face">(</text:span><text:span text:style-name="OrgSrcRainbowDelimitersDepth3Face">(</text:span>t<text:s/>.<text:s/>ivy--regex-plus<text:span text:style-name="OrgSrcRainbowDelimitersDepth3Face">)</text:span><text:span text:style-name="OrgSrcRainbowDelimitersDepth2Face">)</text:span></text:p>
      <text:p text:style-name="OrgSrcBlock"><text:s/><text:s/><text:s/><text:s/><text:s/><text:s/>ivy-count-format<text:s/><text:span text:style-name="OrgSrcFontLockStringFace">"(%d/%d)<text:s/>"</text:span></text:p>
      <text:p text:style-name="OrgSrcBlockLastLine"><text:s/><text:s/><text:s/><text:s/><text:s/><text:s/>ivy-initial-inputs-alist<text:s/>nil<text:span text:style-name="OrgSrcRainbowDelimitersDepth1Face">)</text:span></text:p>
      <text:h text:style-name="Heading_20_1" text:outline-level="1" text:is-list-header="false">
<text:bookmark-start text:name="OrgXref.org98d18ad"/>
<text:bookmark text:name="org98d18ad"/>Evil configuration
<text:bookmark-end text:name="OrgXref.org98d18ad"/></text:h>
      <text:p text:style-name="Text_20_body">"Emacs is a great environment lacking only a decent text editor"
</text:p>
      <text:h text:style-name="Heading_20_2" text:outline-level="2" text:is-list-header="false">
<text:bookmark-start text:name="OrgXref.org1ee98c6"/>
<text:bookmark text:name="org1ee98c6"/>Functions
<text:bookmark-end text:name="OrgXref.org1ee98c6"/></text:h>
      <text:p text:style-name="OrgSrcBlock"><text:span text:style-name="OrgSrcRainbowDelimitersDepth1Face">(</text:span><text:span text:style-name="OrgSrcFontLockKeywordFace">evil-define-operator</text:span><text:s/><text:span text:style-name="OrgSrcFontLockFunctionNameFace">evil-join-one-space</text:span><text:s/><text:span text:style-name="OrgSrcRainbowDelimitersDepth2Face">(</text:span>beg<text:s/>end<text:span text:style-name="OrgSrcRainbowDelimitersDepth2Face">)</text:span></text:p>
      <text:p text:style-name="OrgSrcBlock"><text:s/><text:s/><text:span text:style-name="OrgSrcFontLockStringFace">"Join<text:s/>the<text:s/>selected<text:s/>lines<text:s/>with<text:s/>one<text:s/>space<text:s/>between<text:s/>them."</text:span></text:p>
      <text:p text:style-name="OrgSrcBlock"><text:s/><text:s/><text:span text:style-name="OrgSrcFontLockBuiltinFace">:motion</text:span><text:s/>evil-line</text:p>
      <text:p text:style-name="OrgSrcBlock"><text:s/><text:s/><text:span text:style-name="OrgSrcRainbowDelimitersDepth2Face">(</text:span><text:span text:style-name="OrgSrcFontLockKeywordFace">let</text:span><text:s/><text:span text:style-name="OrgSrcRainbowDelimitersDepth3Face">(</text:span><text:span text:style-name="OrgSrcRainbowDelimitersDepth4Face">(</text:span>count<text:s/><text:span text:style-name="OrgSrcRainbowDelimitersDepth5Face">(</text:span>count-lines<text:s/>beg<text:s/>end<text:span text:style-name="OrgSrcRainbowDelimitersDepth5Face">)</text:span><text:span text:style-name="OrgSrcRainbowDelimitersDepth4Face">)</text:span><text:span text:style-name="OrgSrcRainbowDelimitersDepth3Face">)</text:span></text:p>
      <text:p text:style-name="OrgSrcBlock"><text:s/><text:s/><text:s/><text:s/><text:span text:style-name="OrgSrcRainbowDelimitersDepth3Face">(</text:span><text:span text:style-name="OrgSrcFontLockKeywordFace">when</text:span><text:s/><text:span text:style-name="OrgSrcRainbowDelimitersDepth4Face">(</text:span>&gt;<text:s/>count<text:s/><text:span text:style-name="OrgSrcHighlightNumbersNumber">1</text:span><text:span text:style-name="OrgSrcRainbowDelimitersDepth4Face">)</text:span></text:p>
      <text:p text:style-name="OrgSrcBlock"><text:s/><text:s/><text:s/><text:s/><text:s/><text:s/><text:span text:style-name="OrgSrcRainbowDelimitersDepth4Face">(</text:span><text:span text:style-name="OrgSrcFontLockKeywordFace">setq</text:span><text:s/>count<text:s/><text:span text:style-name="OrgSrcRainbowDelimitersDepth5Face">(</text:span>1-<text:s/>count<text:span text:style-name="OrgSrcRainbowDelimitersDepth5Face">)</text:span><text:span text:style-name="OrgSrcRainbowDelimitersDepth4Face">)</text:span><text:span text:style-name="OrgSrcRainbowDelimitersDepth3Face">)</text:span></text:p>
      <text:p text:style-name="OrgSrcBlock"><text:s/><text:s/><text:s/><text:s/><text:span text:style-name="OrgSrcRainbowDelimitersDepth3Face">(</text:span><text:span text:style-name="OrgSrcFontLockKeywordFace">dotimes</text:span><text:s/><text:span text:style-name="OrgSrcRainbowDelimitersDepth4Face">(</text:span>var<text:s/>count<text:span text:style-name="OrgSrcRainbowDelimitersDepth4Face">)</text:span></text:p>
      <text:p text:style-name="OrgSrcBlock"><text:s/><text:s/><text:s/><text:s/><text:s/><text:s/><text:span text:style-name="OrgSrcRainbowDelimitersDepth4Face">(</text:span><text:span text:style-name="OrgSrcFontLockKeywordFace">progn</text:span></text:p>
      <text:p text:style-name="OrgSrcBlock"><text:s/><text:s/><text:s/><text:s/><text:s/><text:s/><text:s/><text:s/><text:span text:style-name="OrgSrcRainbowDelimitersDepth5Face">(</text:span>end-of-line<text:span text:style-name="OrgSrcRainbowDelimitersDepth5Face">)</text:span></text:p>
      <text:p text:style-name="OrgSrcBlock"><text:s/><text:s/><text:s/><text:s/><text:s/><text:s/><text:s/><text:s/><text:span text:style-name="OrgSrcRainbowDelimitersDepth5Face">(</text:span>join-line<text:s/><text:span text:style-name="OrgSrcHighlightNumbersNumber">1</text:span><text:span text:style-name="OrgSrcRainbowDelimitersDepth5Face">)</text:span></text:p>
      <text:p text:style-name="OrgSrcBlock"><text:s/><text:s/><text:s/><text:s/><text:s/><text:s/><text:s/><text:s/><text:span text:style-name="OrgSrcFontLockCommentDelimiterFace">;;<text:s/></text:span><text:span text:style-name="OrgSrcFontLockCommentFace">(backward-char)</text:span></text:p>
      <text:p text:style-name="OrgSrcBlock"><text:s/><text:s/><text:s/><text:s/><text:s/><text:s/><text:s/><text:s/><text:span text:style-name="OrgSrcRainbowDelimitersDepth5Face">(</text:span>just-one-space<text:span text:style-name="OrgSrcRainbowDelimitersDepth5Face">)</text:span></text:p>
      <text:p text:style-name="OrgSrcBlockLastLine"><text:s/><text:s/><text:s/><text:s/><text:s/><text:s/><text:s/><text:s/><text:span text:style-name="OrgSrcRainbowDelimitersDepth5Face">(</text:span>backward-char<text:span text:style-name="OrgSrcRainbowDelimitersDepth5Face">)</text:span><text:span text:style-name="OrgSrcRainbowDelimitersDepth4Face">)</text:span><text:span text:style-name="OrgSrcRainbowDelimitersDepth3Face">)</text:span><text:span text:style-name="OrgSrcRainbowDelimitersDepth2Face">)</text:span><text:span text:style-name="OrgSrcRainbowDelimitersDepth1Face">)</text:span></text:p>
      <text:h text:style-name="Heading_20_2" text:outline-level="2" text:is-list-header="false">
<text:bookmark-start text:name="OrgXref.org5a8eb1a"/>
<text:bookmark text:name="org5a8eb1a"/>Bindings
<text:bookmark-end text:name="OrgXref.org5a8eb1a"/></text:h>
      <text:p text:style-name="Text_20_body">Give evil more bindings so it is closer to MY vim
</text:p>
      <text:h text:style-name="Heading_20_3" text:outline-level="3" text:is-list-header="false">
<text:bookmark-start text:name="OrgXref.org63b9a91"/>
<text:bookmark text:name="org63b9a91"/>Window bindings
<text:bookmark-end text:name="OrgXref.org63b9a91"/></text:h>
      <text:p text:style-name="OrgSrcBlock"><text:span text:style-name="OrgSrcRainbowDelimitersDepth1Face">(</text:span>define-key<text:s/>evil-normal-state-map<text:s/><text:span text:style-name="OrgSrcRainbowDelimitersDepth2Face">(</text:span>kbd<text:s/><text:span text:style-name="OrgSrcFontLockStringFace">"C-W<text:s/>C-h"</text:span><text:span text:style-name="OrgSrcRainbowDelimitersDepth2Face">)</text:span><text:s/>'evil-window-left<text:span text:style-name="OrgSrcRainbowDelimitersDepth1Face">)</text:span></text:p>
      <text:p text:style-name="OrgSrcBlock"><text:span text:style-name="OrgSrcRainbowDelimitersDepth1Face">(</text:span>define-key<text:s/>evil-normal-state-map<text:s/><text:span text:style-name="OrgSrcRainbowDelimitersDepth2Face">(</text:span>kbd<text:s/><text:span text:style-name="OrgSrcFontLockStringFace">"C-W<text:s/>C-l"</text:span><text:span text:style-name="OrgSrcRainbowDelimitersDepth2Face">)</text:span><text:s/>'evil-window-right<text:span text:style-name="OrgSrcRainbowDelimitersDepth1Face">)</text:span></text:p>
      <text:p text:style-name="OrgSrcBlock"><text:span text:style-name="OrgSrcRainbowDelimitersDepth1Face">(</text:span>define-key<text:s/>evil-normal-state-map<text:s/><text:span text:style-name="OrgSrcRainbowDelimitersDepth2Face">(</text:span>kbd<text:s/><text:span text:style-name="OrgSrcFontLockStringFace">"C-W<text:s/>C-j"</text:span><text:span text:style-name="OrgSrcRainbowDelimitersDepth2Face">)</text:span><text:s/>'evil-window-down<text:span text:style-name="OrgSrcRainbowDelimitersDepth1Face">)</text:span></text:p>
      <text:p text:style-name="OrgSrcBlockLastLine"><text:span text:style-name="OrgSrcRainbowDelimitersDepth1Face">(</text:span>define-key<text:s/>evil-normal-state-map<text:s/><text:span text:style-name="OrgSrcRainbowDelimitersDepth2Face">(</text:span>kbd<text:s/><text:span text:style-name="OrgSrcFontLockStringFace">"C-W<text:s/>C-k"</text:span><text:span text:style-name="OrgSrcRainbowDelimitersDepth2Face">)</text:span><text:s/>'evil-window-up<text:span text:style-name="OrgSrcRainbowDelimitersDepth1Face">)</text:span></text:p>
      <text:h text:style-name="Heading_20_3" text:outline-level="3" text:is-list-header="false">
<text:bookmark-start text:name="OrgXref.org874be30"/>
<text:bookmark text:name="org874be30"/>Helper bindings
<text:bookmark-end text:name="OrgXref.org874be30"/></text:h>
      <text:p text:style-name="OrgSrcBlockLastLine"><text:span text:style-name="OrgSrcRainbowDelimitersDepth1Face">(</text:span>define-key<text:s/>evil-normal-state-map<text:s/><text:span text:style-name="OrgSrcRainbowDelimitersDepth2Face">(</text:span>kbd<text:s/><text:span text:style-name="OrgSrcFontLockStringFace">"C-s"</text:span><text:span text:style-name="OrgSrcRainbowDelimitersDepth2Face">)</text:span><text:s/>'my-save<text:span text:style-name="OrgSrcRainbowDelimitersDepth1Face">)</text:span></text:p>
      <text:h text:style-name="Heading_20_1" text:outline-level="1" text:is-list-header="false">
<text:bookmark-start text:name="OrgXref.org33f1b6a"/>
<text:bookmark text:name="org33f1b6a"/>Ruby
<text:bookmark-end text:name="OrgXref.org33f1b6a"/></text:h>
      <text:p text:style-name="OrgSrcBlock"><text:span text:style-name="OrgSrcRainbowDelimitersDepth1Face">(</text:span><text:span text:style-name="OrgSrcFontLockKeywordFace">use-package</text:span><text:s/><text:span text:style-name="OrgSrcFontLockConstantFace">ruby-mode</text:span></text:p>
      <text:p text:style-name="OrgSrcBlock"><text:span text:style-name="OrgSrcFontLockBuiltinFace">:mode</text:span><text:s/><text:span text:style-name="OrgSrcFontLockStringFace">"\\.rb\\'"</text:span></text:p>
      <text:p text:style-name="OrgSrcBlock"><text:span text:style-name="OrgSrcFontLockBuiltinFace">:interpreter</text:span><text:s/><text:span text:style-name="OrgSrcFontLockStringFace">"ruby"</text:span></text:p>
      <text:p text:style-name="OrgSrcBlock"><text:span text:style-name="OrgSrcFontLockBuiltinFace">:bind</text:span></text:p>
      <text:p text:style-name="OrgSrcBlock"><text:span text:style-name="OrgSrcRainbowDelimitersDepth2Face">(</text:span></text:p>
      <text:p text:style-name="OrgSrcBlock"><text:s/><text:s/><text:s/><text:s/><text:span text:style-name="OrgSrcRainbowDelimitersDepth3Face">(</text:span><text:span text:style-name="OrgSrcFontLockKeywordFace">evil-define-key</text:span><text:s/>'normal<text:s/>ruby-mode-map</text:p>
      <text:p text:style-name="OrgSrcBlock"><text:s/><text:s/><text:s/><text:s/><text:s/><text:s/><text:span text:style-name="OrgSrcFontLockStringFace">"gf"</text:span><text:s/>'projectile-rails-goto-file-at-point<text:s/><text:span text:style-name="OrgSrcFontLockCommentDelimiterFace">;;<text:s/></text:span><text:span text:style-name="OrgSrcFontLockCommentFace">Goto<text:s/>file</text:span></text:p>
      <text:p text:style-name="OrgSrcBlock"><text:s/><text:s/><text:s/><text:s/><text:s/><text:s/><text:span text:style-name="OrgSrcFontLockStringFace">"gt"</text:span><text:s/>'robe-jump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;<text:s/></text:span><text:span text:style-name="OrgSrcFontLockCommentFace">Goto<text:s/>tag</text:span></text:p>
      <text:p text:style-name="OrgSrcBlock"/>
      <text:p text:style-name="OrgSrcBlock"><text:s/><text:s/><text:s/><text:s/><text:s/><text:s/><text:span text:style-name="OrgSrcFontLockStringFace">"\\m"</text:span><text:s/>'projectile-rails-find-model</text:p>
      <text:p text:style-name="OrgSrcBlock"><text:s/><text:s/><text:s/><text:s/><text:s/><text:s/><text:span text:style-name="OrgSrcFontLockStringFace">"\\c"</text:span><text:s/>'projectile-rails-find-controller</text:p>
      <text:p text:style-name="OrgSrcBlock"><text:s/><text:s/><text:s/><text:s/><text:s/><text:s/><text:span text:style-name="OrgSrcFontLockStringFace">"\\s"</text:span><text:s/>'projectile-rails-find-spec</text:p>
      <text:p text:style-name="OrgSrcBlock"><text:s/><text:s/><text:s/><text:s/><text:s/><text:s/><text:span text:style-name="OrgSrcFontLockStringFace">"\\v"</text:span><text:s/>'projectile-rails-find-view</text:p>
      <text:p text:style-name="OrgSrcBlock"><text:s/><text:s/><text:s/><text:s/><text:s/><text:s/><text:span text:style-name="OrgSrcFontLockStringFace">"\\h"</text:span><text:s/>'projectile-rails-find-helper</text:p>
      <text:p text:style-name="OrgSrcBlock"><text:s/><text:s/><text:s/><text:s/><text:s/><text:s/><text:span text:style-name="OrgSrcFontLockStringFace">"\\w"</text:span><text:s/>'projectile-rails-find-worker</text:p>
      <text:p text:style-name="OrgSrcBlock"><text:s/><text:s/><text:s/><text:s/><text:s/><text:s/><text:span text:style-name="OrgSrcFontLockStringFace">"\\f"</text:span><text:s/>'projectile-rails-find-factory</text:p>
      <text:p text:style-name="OrgSrcBlock"/>
      <text:p text:style-name="OrgSrcBlock"><text:s/><text:s/><text:s/><text:s/><text:s/><text:s/><text:span text:style-name="OrgSrcFontLockStringFace">"\\a"</text:span><text:s/>'rails-alternate-files/body</text:p>
      <text:p text:style-name="OrgSrcBlock"/>
      <text:p text:style-name="OrgSrcBlock"><text:s/><text:s/><text:s/><text:s/><text:s/><text:s/><text:span text:style-name="OrgSrcFontLockStringFace">"\\t"</text:span><text:s/>'projectile-toggle-between-implementation-and-test<text:span text:style-name="OrgSrcRainbowDelimitersDepth3Face">)</text:span></text:p>
      <text:p text:style-name="OrgSrcBlock"><text:span text:style-name="OrgSrcRainbowDelimitersDepth2Face">)</text:span></text:p>
      <text:p text:style-name="OrgSrcBlock"><text:span text:style-name="OrgSrcFontLockBuiltinFace">:config</text:span></text:p>
      <text:p text:style-name="OrgSrcBlock"><text:span text:style-name="OrgSrcRainbowDelimitersDepth2Face">(</text:span><text:span text:style-name="OrgSrcFontLockKeywordFace">defun</text:span><text:s/><text:span text:style-name="OrgSrcFontLockFunctionNameFace">my-ruby-mode-hook</text:span><text:s/><text:span text:style-name="OrgSrcRainbowDelimitersDepth3Face">(</text:span><text:span text:style-name="OrgSrcRainbowDelimitersDepth3Face">)</text:span></text:p>
      <text:p text:style-name="OrgSrcBlock"><text:s/><text:s/><text:s/><text:s/><text:span text:style-name="OrgSrcRainbowDelimitersDepth3Face">(</text:span>rbenv-use-corresponding<text:span text:style-name="OrgSrcRainbowDelimitersDepth3Face">)</text:span></text:p>
      <text:p text:style-name="OrgSrcBlock"><text:s/><text:s/><text:s/><text:s/><text:span text:style-name="OrgSrcRainbowDelimitersDepth3Face">(</text:span>rufo-minor-mode<text:span text:style-name="OrgSrcRainbowDelimitersDepth3Face">)</text:span></text:p>
      <text:p text:style-name="OrgSrcBlock"/>
      <text:p text:style-name="OrgSrcBlock"><text:s/><text:s/><text:s/><text:s/><text:span text:style-name="OrgSrcRainbowDelimitersDepth3Face">(</text:span>spacemacs/declare-prefix-for-mode<text:s/>'ruby-mode<text:s/><text:span text:style-name="OrgSrcFontLockStringFace">"pg"</text:span><text:s/><text:span text:style-name="OrgSrcFontLockStringFace">"Projectile<text:s/>GOTO"</text:span><text:span text:style-name="OrgSrcRainbowDelimitersDepth3Face">)</text:span></text:p>
      <text:p text:style-name="OrgSrcBlock"/>
      <text:p text:style-name="OrgSrcBlock"><text:s/><text:s/><text:s/><text:s/><text:span text:style-name="OrgSrcRainbowDelimitersDepth3Face">(</text:span>spacemacs/set-leader-keys-for-major-mode<text:s/>'ruby-mode</text:p>
      <text:p text:style-name="OrgSrcBlock"><text:s/><text:s/><text:s/><text:s/><text:s/><text:s/><text:span text:style-name="OrgSrcFontLockStringFace">"pgg"</text:span><text:s/>'projectile-rails-goto-gemfile</text:p>
      <text:p text:style-name="OrgSrcBlock"><text:s/><text:s/><text:s/><text:s/><text:s/><text:s/><text:span text:style-name="OrgSrcFontLockStringFace">"pgr"</text:span><text:s/>'projectile-rails-goto-routes</text:p>
      <text:p text:style-name="OrgSrcBlock"><text:s/><text:s/><text:s/><text:s/><text:s/><text:s/><text:span text:style-name="OrgSrcFontLockStringFace">"pgs"</text:span><text:s/>'projectile-rails-goto-schema</text:p>
      <text:p text:style-name="OrgSrcBlock"><text:s/><text:s/><text:s/><text:s/><text:s/><text:s/><text:span text:style-name="OrgSrcFontLockStringFace">"pgh"</text:span><text:s/>'projectile-rails-goto-spec-helper</text:p>
      <text:p text:style-name="OrgSrcBlock"><text:s/><text:s/><text:s/><text:s/><text:s/><text:s/><text:span text:style-name="OrgSrcFontLockStringFace">"ipd"</text:span><text:s/>'insert-puts-debug<text:span text:style-name="OrgSrcRainbowDelimitersDepth3Face">)</text:span></text:p>
      <text:p text:style-name="OrgSrcBlock"/>
      <text:p text:style-name="OrgSrcBlock"/>
      <text:p text:style-name="OrgSrcBlock"><text:s/><text:s/><text:s/><text:s/><text:span text:style-name="OrgSrcRainbowDelimitersDepth3Face">(</text:span><text:span text:style-name="OrgSrcFontLockKeywordFace">setq</text:span><text:s/>enh-ruby-deep-indent-paren<text:s/>t</text:p>
      <text:p text:style-name="OrgSrcBlock"><text:s/><text:s/><text:s/><text:s/><text:s/><text:s/><text:s/><text:s/><text:s/><text:s/>enh-ruby-hanging-paren-deep-indent-level<text:s/><text:span text:style-name="OrgSrcHighlightNumbersNumber">0</text:span></text:p>
      <text:p text:style-name="OrgSrcBlock"><text:s/><text:s/><text:s/><text:s/><text:s/><text:s/><text:s/><text:s/><text:s/><text:s/>evil-shift-width<text:s/><text:span text:style-name="OrgSrcHighlightNumbersNumber">2</text:span></text:p>
      <text:p text:style-name="OrgSrcBlock"><text:s/><text:s/><text:s/><text:s/><text:s/><text:s/><text:s/><text:s/><text:s/><text:s/>rbenv-installation-dir<text:s/><text:span text:style-name="OrgSrcFontLockStringFace">"/usr/local/Cellar/rbenv/1.1.1"</text:span></text:p>
      <text:p text:style-name="OrgSrcBlock"><text:s/><text:s/><text:s/><text:s/><text:s/><text:s/><text:s/><text:s/><text:s/><text:s/>rspec-use-spring-when-possible<text:s/>t<text:span text:style-name="OrgSrcRainbowDelimitersDepth3Face">)</text:span></text:p>
      <text:p text:style-name="OrgSrcBlock"><text:s/><text:s/><text:s/><text:s/><text:span text:style-name="OrgSrcRainbowDelimitersDepth3Face">(</text:span>robe-mode<text:s/><text:span text:style-name="OrgSrcHighlightNumbersNumber">1</text:span><text:span text:style-name="OrgSrcRainbowDelimitersDepth3Face">)</text:span></text:p>
      <text:p text:style-name="OrgSrcBlock"><text:s/><text:s/><text:s/><text:s/><text:span text:style-name="OrgSrcRainbowDelimitersDepth3Face">(</text:span>ruby-refactor-mode-launch<text:span text:style-name="OrgSrcRainbowDelimitersDepth3Face">)</text:span></text:p>
      <text:p text:style-name="OrgSrcBlock"><text:s/><text:s/><text:s/><text:s/><text:span text:style-name="OrgSrcRainbowDelimitersDepth3Face">(</text:span>eldoc-mode<text:s/><text:span text:style-name="OrgSrcHighlightNumbersNumber">1</text:span><text:span text:style-name="OrgSrcRainbowDelimitersDepth3Face">)</text:span></text:p>
      <text:p text:style-name="OrgSrcBlock"><text:s/><text:s/><text:s/><text:s/><text:span text:style-name="OrgSrcRainbowDelimitersDepth3Face">(</text:span>yard-mode<text:s/><text:span text:style-name="OrgSrcHighlightNumbersNumber">1</text:span><text:span text:style-name="OrgSrcRainbowDelimitersDepth3Face">)</text:span></text:p>
      <text:p text:style-name="OrgSrcBlock"/>
      <text:p text:style-name="OrgSrcBlockLastLine"><text:s/><text:s/><text:s/><text:s/><text:span text:style-name="OrgSrcRainbowDelimitersDepth3Face">(</text:span>add-to-list<text:s/>'write-contents-functions<text:s/><text:span text:style-name="OrgSrcRainbowDelimitersDepth4Face">(</text:span><text:span text:style-name="OrgSrcFontLockKeywordFace">lambda</text:span><text:s/><text:span text:style-name="OrgSrcRainbowDelimitersDepth5Face">(</text:span><text:span text:style-name="OrgSrcRainbowDelimitersDepth5Face">)</text:span><text:s/><text:span text:style-name="OrgSrcRainbowDelimitersDepth5Face">(</text:span><text:span text:style-name="OrgSrcFontLockKeywordFace">and</text:span><text:s/><text:span text:style-name="OrgSrcRainbowDelimitersDepth6Face">(</text:span>rbenv-use-corresponding<text:span text:style-name="OrgSrcRainbowDelimitersDepth6Face">)</text:span><text:s/>nil<text:span text:style-name="OrgSrcRainbowDelimitersDepth5Face">)</text:span><text:span text:style-name="OrgSrcRainbowDelimitersDepth4Face">)</text:span><text:span text:style-name="OrgSrcRainbowDelimitersDepth3Face">)</text:span><text:span text:style-name="OrgSrcRainbowDelimitersDepth2Face">)</text:span><text:span text:style-name="OrgSrcRainbowDelimitersDepth1Face">)</text:span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6Face" style:family="text">
      <style:text-properties fo:color="#c7c795"/>
    </style:style>
    <style:style style:name="OrgSrcFontLockCommentFace" style:family="text">
      <style:text-properties fo:color="#747c84"/>
    </style:style>
    <style:style style:name="OrgSrcFontLockCommentDelimiterFace" style:family="text">
      <style:text-properties fo:color="#565e65"/>
    </style:style>
    <style:style style:name="OrgSrcFontLockDocFace" style:family="text">
      <style:text-properties fo:color="#adb3ba"/>
    </style:style>
    <style:style style:name="OrgSrcFontLockConstantFace" style:family="text">
      <style:text-properties fo:color="#c7c795"/>
    </style:style>
    <style:style style:name="OrgSrcRainbowDelimitersDepth5Face" style:family="text">
      <style:text-properties fo:color="#aec795"/>
    </style:style>
    <style:style style:name="OrgSrcFontLockBuiltinFace" style:family="text">
      <style:text-properties fo:color="#95aec7"/>
    </style:style>
    <style:style style:name="OrgSrcFontLockVariableNameFace" style:family="text">
      <style:text-properties fo:color="#c7ae95"/>
    </style:style>
    <style:style style:name="OrgSrcRainbowDelimitersUnmatchedFace" style:family="text">
      <style:text-properties fo:color="#88090b"/>
    </style:style>
    <style:style style:name="OrgSrcHighlightNumbersNumber" style:family="text">
      <style:text-properties fo:color="#c7c795"/>
    </style:style>
    <style:style style:name="OrgSrcFontLockFunctionNameFace" style:family="text">
      <style:text-properties fo:color="#ae95c7"/>
    </style:style>
    <style:style style:name="OrgSrcOrgBlockEndLine" style:family="text">
      <style:text-properties fo:color="#747c84"/>
    </style:style>
    <style:style style:name="OrgSrcFontLockKeywordFace" style:family="text">
      <style:text-properties fo:color="#c795ae"/>
    </style:style>
    <style:style style:name="OrgSrcRainbowDelimitersDepth4Face" style:family="text">
      <style:text-properties fo:color="#95c7ae"/>
    </style:style>
    <style:style style:name="OrgSrcRainbowDelimitersDepth3Face" style:family="text">
      <style:text-properties fo:color="#95aec7"/>
    </style:style>
    <style:style style:name="OrgSrcRainbowDelimitersDepth2Face" style:family="text">
      <style:text-properties fo:color="#ae95c7"/>
    </style:style>
    <style:style style:name="OrgSrcOrgBlock" style:family="text">
      <style:text-properties fo:color="#c7c795"/>
    </style:style>
    <style:style style:name="OrgSrcOrgBlockBeginLine" style:family="text">
      <style:text-properties fo:color="#747c84"/>
    </style:style>
    <style:style style:name="OrgSrcBlock" style:family="paragraph" style:parent-style-name="Preformatted_20_Text">
      <style:paragraph-properties fo:background-color="#1c2023" fo:padding="0.049cm" fo:border="0.51pt solid #000000" style:shadow="none">
        <style:background-image/>
      </style:paragraph-properties>
      <style:text-properties fo:color="#c7ccd1"/>
    </style:style>
    <style:style style:name="OrgSrcFontLockStringFace" style:family="text">
      <style:text-properties fo:color="#95c7ae"/>
    </style:style>
    <style:style style:name="OrgSrcRainbowDelimitersDepth1Face" style:family="text">
      <style:text-properties fo:color="#c795ae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lexander Girdler</dc:creator>
    <meta:initial-creator>Alexander Girdler</meta:initial-creator>
    <dc:date>2017-07-13T17:45:40</dc:date>
    <meta:creation-date>2017-07-13T17:45:40</meta:creation-date>
    <meta:generator>Emacs 25.2.1 (Org mode 9.0.9)</meta:generator>
    <meta:keyword/>
    <dc:subject/>
    <dc:title/>
  </office:meta>
</office:document-meta>
</file>